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DagsordenRefera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Mads.AgendaAndMinutes.UpdateDoc?language=Basic&amp;location=application" xlink:type="simple"/>
    </office:event-listeners>
  </office:scripts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DejaVu Sans1" svg:font-family="'DejaVu Sans'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DejaVu Sans3" svg:font-family="'DejaVu Sans', 'Deja Vu Sans'" style:font-family-generic="swiss"/>
    <style:font-face style:name="DejaVu Sans4" svg:font-family="'DejaVu Sans'" style:font-family-generic="system"/>
    <style:font-face style:name="Times New Roman1" svg:font-family="'Times New Roman'" style:font-family-generic="system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5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adornments="Fed" style:font-family-generic="swiss" style:font-pitch="variable"/>
    <style:font-face style:name="DejaVu Sans6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cm" table:align="left"/>
    </style:style>
    <style:style style:name="Table1.A" style:family="table-column">
      <style:table-column-properties style:column-width="5.581cm"/>
    </style:style>
    <style:style style:name="Table1.B" style:family="table-column">
      <style:table-column-properties style:column-width="11.40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" style:family="table">
      <style:table-properties style:width="17cm" table:align="margins"/>
    </style:style>
    <style:style style:name="Tabel2.A" style:family="table-column">
      <style:table-column-properties style:column-width="17cm" style:rel-column-width="65535*"/>
    </style:style>
    <style:style style:name="Tabel2.A1" style:family="table-cell">
      <style:table-cell-properties fo:padding="0.097cm" fo:border="0.05pt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2.334cm" style:rel-column-width="8995*"/>
    </style:style>
    <style:style style:name="Table2.B" style:family="table-column">
      <style:table-column-properties style:column-width="14.667cm" style:rel-column-width="56540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1.374cm"/>
    </style:style>
    <style:style style:name="Tabel12" style:family="table">
      <style:table-properties style:width="17cm" table:align="margins"/>
    </style:style>
    <style:style style:name="Tabel12.A" style:family="table-column">
      <style:table-column-properties style:column-width="17cm" style:rel-column-width="65535*"/>
    </style:style>
    <style:style style:name="Tabel12.A1" style:family="table-cell">
      <style:table-cell-properties fo:padding="0.097cm" fo:border="0.05pt solid #000000"/>
    </style:style>
    <style:style style:name="Tabel14" style:family="table">
      <style:table-properties style:width="17cm" table:align="margins" style:may-break-between-rows="false"/>
    </style:style>
    <style:style style:name="Tabel14.A" style:family="table-column">
      <style:table-column-properties style:column-width="2.344cm" style:rel-column-width="9036*"/>
    </style:style>
    <style:style style:name="Tabel14.B" style:family="table-column">
      <style:table-column-properties style:column-width="14.656cm" style:rel-column-width="56499*"/>
    </style:style>
    <style:style style:name="Tabel14.A1" style:family="table-cell">
      <style:table-cell-properties fo:padding="0.097cm" fo:border="0.05pt solid #000000"/>
    </style:style>
    <style:style style:name="Tabel14.A2" style:family="table-cell">
      <style:table-cell-properties fo:padding="0.097cm" fo:border-left="0.05pt solid #000000" fo:border-right="none" fo:border-top="none" fo:border-bottom="0.05pt solid #000000"/>
    </style:style>
    <style:style style:name="Tabel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4.5" style:family="table-row">
      <style:table-row-properties style:min-row-height="1.277cm"/>
    </style:style>
    <style:style style:name="Tabel16" style:family="table">
      <style:table-properties style:width="17cm" table:align="margins"/>
    </style:style>
    <style:style style:name="Tabel16.A" style:family="table-column">
      <style:table-column-properties style:column-width="17cm" style:rel-column-width="65535*"/>
    </style:style>
    <style:style style:name="Tabel16.A1" style:family="table-cell">
      <style:table-cell-properties fo:padding="0.097cm" fo:border="0.05pt solid #000000"/>
    </style:style>
    <style:style style:name="Tabel9" style:family="table">
      <style:table-properties style:width="17cm" table:align="margins" style:may-break-between-rows="false"/>
    </style:style>
    <style:style style:name="Tabel9.A" style:family="table-column">
      <style:table-column-properties style:column-width="2.334cm" style:rel-column-width="8995*"/>
    </style:style>
    <style:style style:name="Tabel9.B" style:family="table-column">
      <style:table-column-properties style:column-width="14.667cm" style:rel-column-width="56540*"/>
    </style:style>
    <style:style style:name="Tabel9.A1" style:family="table-cell">
      <style:table-cell-properties fo:padding="0.097cm" fo:border="0.05pt solid #000000"/>
    </style:style>
    <style:style style:name="Tabel9.A2" style:family="table-cell">
      <style:table-cell-properties fo:padding="0.097cm" fo:border-left="0.05pt solid #000000" fo:border-right="none" fo:border-top="none" fo:border-bottom="0.05pt solid #000000"/>
    </style:style>
    <style:style style:name="Tabel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.013cm" fo:margin-left="0cm" fo:margin-right="-0.012cm" table:align="margins" style:may-break-between-rows="false"/>
    </style:style>
    <style:style style:name="Table34.A" style:family="table-column">
      <style:table-column-properties style:column-width="2.408cm" style:rel-column-width="9274*"/>
    </style:style>
    <style:style style:name="Table34.B" style:family="table-column">
      <style:table-column-properties style:column-width="14.605cm" style:rel-column-width="56261*"/>
    </style:style>
    <style:style style:name="Table34.A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.4" style:family="table-row">
      <style:table-row-properties style:min-row-height="1.282cm"/>
    </style:style>
    <style:style style:name="P1" style:family="paragraph" style:parent-style-name="Footer">
      <style:text-properties officeooo:paragraph-rsid="00d7190d"/>
    </style:style>
    <style:style style:name="P2" style:family="paragraph" style:parent-style-name="Table_20_Contents">
      <style:text-properties style:font-name="DejaVu Sans5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5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DejaVu Sans5" fo:font-style="normal" fo:font-weight="bold" officeooo:paragraph-rsid="01fce3b3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fo:font-style="normal" officeooo:rsid="01b7e968" officeooo:paragraph-rsid="01b7e968" style:font-style-asian="normal" style:font-style-complex="normal"/>
    </style:style>
    <style:style style:name="P6" style:family="paragraph" style:parent-style-name="Table_20_Contents">
      <style:text-properties fo:font-style="normal" fo:font-weight="bold" officeooo:rsid="02502790" officeooo:paragraph-rsid="00ae496c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fo:font-style="normal" fo:font-weight="bold" officeooo:rsid="02502790" officeooo:paragraph-rsid="024cccda" style:font-style-asian="normal" style:font-weight-asian="bold" style:font-style-complex="normal" style:font-weight-complex="bold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fo:font-weight="normal" officeooo:rsid="02443571" officeooo:paragraph-rsid="02443571" style:font-weight-asian="normal" style:font-weight-complex="normal"/>
    </style:style>
    <style:style style:name="P10" style:family="paragraph" style:parent-style-name="Table_20_Contents">
      <style:text-properties fo:font-weight="normal" officeooo:rsid="0250cd1c" officeooo:paragraph-rsid="0250cd1c" style:font-weight-asian="normal" style:font-weight-complex="normal"/>
    </style:style>
    <style:style style:name="P11" style:family="paragraph" style:parent-style-name="Table_20_Contents">
      <style:text-properties fo:font-weight="bold" officeooo:rsid="01b58ae3" officeooo:paragraph-rsid="02502790" style:font-weight-asian="bold" style:font-weight-complex="bold"/>
    </style:style>
    <style:style style:name="P12" style:family="paragraph" style:parent-style-name="Table_20_Contents">
      <style:text-properties fo:font-weight="bold" officeooo:rsid="02502790" officeooo:paragraph-rsid="02502790" style:font-weight-asian="bold" style:font-weight-complex="bold"/>
    </style:style>
    <style:style style:name="P13" style:family="paragraph" style:parent-style-name="Table_20_Contents">
      <style:text-properties fo:font-weight="bold" officeooo:rsid="024eaa8a" officeooo:paragraph-rsid="01938e86" style:font-weight-asian="bold" style:font-weight-complex="bold"/>
    </style:style>
    <style:style style:name="P14" style:family="paragraph" style:parent-style-name="Table_20_Contents">
      <style:text-properties fo:font-weight="bold" officeooo:rsid="024eaa8a" officeooo:paragraph-rsid="00ae496c" style:font-weight-asian="bold" style:font-weight-complex="bold"/>
    </style:style>
    <style:style style:name="P15" style:family="paragraph" style:parent-style-name="Table_20_Contents">
      <style:text-properties officeooo:paragraph-rsid="01938e86"/>
    </style:style>
    <style:style style:name="P16" style:family="paragraph" style:parent-style-name="Table_20_Contents">
      <style:text-properties fo:font-style="italic" fo:font-weight="normal" officeooo:rsid="02502790" officeooo:paragraph-rsid="02502790" style:font-style-asian="italic" style:font-weight-asian="normal" style:font-style-complex="italic" style:font-weight-complex="normal"/>
    </style:style>
    <style:style style:name="P17" style:family="paragraph" style:parent-style-name="Table_20_Contents">
      <style:text-properties officeooo:rsid="0250cd1c" officeooo:paragraph-rsid="0250cd1c"/>
    </style:style>
    <style:style style:name="P18" style:family="paragraph" style:parent-style-name="Standard">
      <style:text-properties officeooo:paragraph-rsid="01951628"/>
    </style:style>
    <style:style style:name="P19" style:family="paragraph" style:parent-style-name="Standard">
      <style:text-properties officeooo:paragraph-rsid="01eab265"/>
    </style:style>
    <style:style style:name="P20" style:family="paragraph" style:parent-style-name="Standard">
      <style:text-properties officeooo:paragraph-rsid="02502790"/>
    </style:style>
    <style:style style:name="P21" style:family="paragraph" style:parent-style-name="Standard">
      <style:text-properties officeooo:paragraph-rsid="01943332"/>
    </style:style>
    <style:style style:name="P22" style:family="paragraph" style:parent-style-name="Heading_20_1">
      <style:text-properties officeooo:rsid="01943332" officeooo:paragraph-rsid="01951628"/>
    </style:style>
    <style:style style:name="P23" style:family="paragraph" style:parent-style-name="Standard">
      <style:paragraph-properties fo:break-before="page"/>
      <style:text-properties officeooo:paragraph-rsid="01943332"/>
    </style:style>
    <style:style style:name="P24" style:family="paragraph" style:parent-style-name="SagOverskrift">
      <style:text-properties officeooo:paragraph-rsid="02502790"/>
    </style:style>
    <style:style style:name="P25" style:family="paragraph" style:parent-style-name="SagOverskrift">
      <style:text-properties officeooo:rsid="02502790" officeooo:paragraph-rsid="02502790"/>
    </style:style>
    <style:style style:name="P26" style:family="paragraph" style:parent-style-name="TotalSagsOverskrift">
      <style:text-properties officeooo:paragraph-rsid="02502790"/>
    </style:style>
    <style:style style:name="P27" style:family="paragraph" style:parent-style-name="Contents_20_1">
      <style:paragraph-properties>
        <style:tab-stops/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29" style:family="paragraph" style:parent-style-name="Table_20_Contents">
      <style:text-properties style:font-name="DejaVu Sans5" fo:font-weight="bold" style:font-weight-asian="bold" style:font-weight-complex="bold"/>
    </style:style>
    <style:style style:name="P30" style:family="paragraph" style:parent-style-name="Table_20_Contents" style:list-style-name="L1">
      <style:text-properties fo:font-weight="normal" officeooo:rsid="02502790" officeooo:paragraph-rsid="02502790" style:font-weight-asian="normal" style:font-weight-complex="normal"/>
    </style:style>
    <style:style style:name="P31" style:family="paragraph" style:parent-style-name="Heading_20_1">
      <style:text-properties officeooo:rsid="01951628"/>
    </style:style>
    <style:style style:name="P32" style:family="paragraph" style:parent-style-name="Heading_20_1">
      <style:text-properties officeooo:rsid="01951628" officeooo:paragraph-rsid="008c82a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50cd1c" style:font-style-asian="italic" style:font-style-complex="italic"/>
    </style:style>
    <style:style style:name="T3" style:family="text">
      <style:text-properties officeooo:rsid="01951628"/>
    </style:style>
    <style:style style:name="T4" style:family="text">
      <style:text-properties officeooo:rsid="01a79c84"/>
    </style:style>
    <style:style style:name="T5" style:family="text">
      <style:text-properties officeooo:rsid="01b7e968"/>
    </style:style>
    <style:style style:name="T6" style:family="text">
      <style:text-properties officeooo:rsid="02443571"/>
    </style:style>
    <style:style style:name="T7" style:family="text">
      <style:text-properties officeooo:rsid="017cceb8"/>
    </style:style>
    <style:style style:name="T8" style:family="text">
      <style:text-properties officeooo:rsid="0250cd1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gsorden" text:name="DocType"/>
        <text:user-field-decl office:value-type="float" office:value="42004" text:name="DocDate"/>
      </text:user-field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<text:user-field-get text:name="DocType">Dagsorden</text:user-field-get> <text:span text:style-name="T8">&lt;meeting-name&gt;</text:span> <text:user-field-get style:data-style-name="N75" text:name="DocDate">31. dec 2014</text:user-field-get></text:p>
          </table:table-cell>
          <table:covered-table-cell/>
        </table:table-row>
        <table:table-row>
          <table:table-cell table:style-name="Table1.A2" office:value-type="string">
            <text:p text:style-name="P2">Lokale:</text:p>
            <text:p text:style-name="P2">Tidspunkt:</text:p>
          </table:table-cell>
          <table:table-cell table:style-name="Table1.B2" office:value-type="string">
            <text:p text:style-name="P2">Deltagere:</text:p>
            <text:p text:style-name="P4">Til stede: 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Standardskrifttype_20_i_20_afsnit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7"><text:a xlink:type="simple" xlink:href="#__RefHeading__1694_13087478811" text:style-name="Standardskrifttype_20_i_20_afsnit" text:visited-style-name="Standardskrifttype_20_i_20_afsnit">Tema 1: Sager</text:a></text:p>
          <text:p text:style-name="P28"><text:a xlink:type="simple" xlink:href="#__RefHeading__1640_1090088129" text:style-name="Internet_20_link" text:visited-style-name="Internet_20_link">Punkt 1.1 : Godkendelse af referat og dagsordenv<text:tab/>1</text:a></text:p>
          <text:p text:style-name="P27"><text:a xlink:type="simple" xlink:href="#__RefHeading__1694_1308747881" text:style-name="Standardskrifttype_20_i_20_afsnit" text:visited-style-name="Standardskrifttype_20_i_20_afsnit">Tema 2: Et tema mere</text:a></text:p>
          <text:p text:style-name="P28"><text:a xlink:type="simple" xlink:href="#__RefHeading__934_1821704785" text:style-name="Internet_20_link" text:visited-style-name="Internet_20_link">Punkt 2.1 : Første punkt under andet tema<text:tab/>2</text:a></text:p>
          <text:p text:style-name="P27"><text:a xlink:type="simple" xlink:href="#__RefHeading__1749_1308747881" text:style-name="Standardskrifttype_20_i_20_afsnit" text:visited-style-name="Standardskrifttype_20_i_20_afsnit">Tema 3: Øvrige</text:a></text:p>
          <text:p text:style-name="P28"><text:a xlink:type="simple" xlink:href="#__RefHeading__5013_1781465997" text:style-name="Internet_20_link" text:visited-style-name="Internet_20_link">Punkt 3.X : Backlog<text:tab/>2</text:a></text:p>
          <text:p text:style-name="P28"><text:a xlink:type="simple" xlink:href="#__RefHeading__1684_1090088129" text:style-name="Internet_20_link" text:visited-style-name="Internet_20_link">Punkt 3.Z : Eventuelt<text:tab/>2</text:a></text:p>
        </text:index-body>
      </text:table-of-content>
      <text:p text:style-name="P18"/>
      <table:table table:name="Tabel2" table:style-name="Tabel2">
        <table:table-column table:style-name="Tabel2.A"/>
        <table:table-row>
          <table:table-cell table:style-name="Tabel2.A1" office:value-type="string">
            <text:h text:style-name="P22" text:outline-level="1"><text:bookmark-start text:name="__RefHeading__1694_13087478811"/><text:span text:style-name="T3">Tema 1: </text:span>Sager<text:bookmark-end text:name="__RefHeading__1694_13087478811"/></text:h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TotalSagsOverskrift" text:outline-level="2"><text:bookmark-start text:name="__RefHeading__1640_1090088129"/>Punkt 1.1 : Godkendelse af <text:span text:style-name="T5">referat og </text:span>dagsorden<text:span text:style-name="T6">v</text:span><text:bookmark-end text:name="__RefHeading__1640_1090088129"/></text:h>
          </table:table-cell>
          <table:covered-table-cell/>
        </table:table-row>
        <table:table-row>
          <table:table-cell table:style-name="Table2.A2" office:value-type="string">
            <text:p text:style-name="SagOverskrift">Ansvar</text:p>
          </table:table-cell>
          <table:table-cell table:style-name="Table2.B2" office:value-type="string">
            <text:p text:style-name="Table_20_Contents">Alle</text:p>
          </table:table-cell>
        </table:table-row>
        <table:table-row>
          <table:table-cell table:style-name="Table2.A2" office:value-type="string">
            <text:p text:style-name="SagOverskrift">Fremstilling</text:p>
          </table:table-cell>
          <table:table-cell table:style-name="Table2.B2" office:value-type="string">
            <text:p text:style-name="P13">Fremstilling 3. december 2014:</text:p>
            <text:p text:style-name="P15"><text:span text:style-name="T4">Referat godkendes, d</text:span>agsordenen godkendes, evt. med tillægspunkter</text:p>
          </table:table-cell>
        </table:table-row>
        <table:table-row>
          <table:table-cell table:style-name="Table2.A2" office:value-type="string">
            <text:p text:style-name="SagOverskrift">Bilag</text:p>
          </table:table-cell>
          <table:table-cell table:style-name="Table2.B2" office:value-type="string">
            <text:p text:style-name="P5"/>
          </table:table-cell>
        </table:table-row>
        <table:table-row table:style-name="Table2.5">
          <table:table-cell table:style-name="Table2.A2" office:value-type="string">
            <text:p text:style-name="SagOverskrift">Beslutning</text:p>
          </table:table-cell>
          <table:table-cell table:style-name="Table2.B2" office:value-type="string">
            <text:p text:style-name="P14">Beslutning 3. december 2014:</text:p>
            <text:p text:style-name="P9"/>
          </table:table-cell>
        </table:table-row>
      </table:table>
      <text:p text:style-name="P21"/>
      <text:p text:style-name="P23"/>
      <table:table table:name="Tabel12" table:style-name="Tabel12">
        <table:table-column table:style-name="Tabel12.A"/>
        <table:table-row>
          <table:table-cell table:style-name="Tabel12.A1" office:value-type="string">
            <text:h text:style-name="P32" text:outline-level="1"><text:bookmark-start text:name="__RefHeading__1694_1308747881"/>Tema 2: Et tema mere<text:bookmark-end text:name="__RefHeading__1694_1308747881"/></text:h>
          </table:table-cell>
        </table:table-row>
      </table:table>
      <text:p text:style-name="P19"/>
      <table:table table:name="Tabel14" table:style-name="Tabel14">
        <table:table-column table:style-name="Tabel14.A"/>
        <table:table-column table:style-name="Tabel14.B"/>
        <table:table-row>
          <table:table-cell table:style-name="Tabel14.A1" table:number-columns-spanned="2" office:value-type="string">
            <text:h text:style-name="P26" text:outline-level="2"><text:bookmark-start text:name="__RefHeading__934_1821704785"/>Punkt <text:span text:style-name="T7">2.1</text:span> : <text:span text:style-name="T8">Første punkt under andet tema</text:span><text:bookmark-end text:name="__RefHeading__934_1821704785"/></text:h>
          </table:table-cell>
          <table:covered-table-cell/>
        </table:table-row>
        <table:table-row>
          <table:table-cell table:style-name="Tabel14.A2" office:value-type="string">
            <text:p text:style-name="P24">Ansvar</text:p>
          </table:table-cell>
          <table:table-cell table:style-name="Tabel14.B2" office:value-type="string">
            <text:p text:style-name="P17">Person</text:p>
          </table:table-cell>
        </table:table-row>
        <table:table-row>
          <table:table-cell table:style-name="Tabel14.A2" office:value-type="string">
            <text:p text:style-name="P24">Fremstilling</text:p>
          </table:table-cell>
          <table:table-cell table:style-name="Tabel14.B2" office:value-type="string">
            <text:p text:style-name="P12">Fremstilling 3. december 2014:</text:p>
            <text:p text:style-name="P10">Demonstrationspunkt</text:p>
          </table:table-cell>
        </table:table-row>
        <table:table-row>
          <table:table-cell table:style-name="Tabel14.A2" office:value-type="string">
            <text:p text:style-name="P24">Bilag</text:p>
          </table:table-cell>
          <table:table-cell table:style-name="Tabel14.B2" office:value-type="string">
            <text:p text:style-name="P16">Eftersendes eller omdeles på mødet</text:p>
          </table:table-cell>
        </table:table-row>
        <table:table-row table:style-name="Tabel14.5">
          <table:table-cell table:style-name="Tabel14.A2" office:value-type="string">
            <text:p text:style-name="P25">Tidligere besluttet</text:p>
          </table:table-cell>
          <table:table-cell table:style-name="Tabel14.B2" office:value-type="string">
            <text:p text:style-name="P11">Beslutning 29. september 2014:</text:p>
            <text:p text:style-name="P10">En tidligere beslutning</text:p>
          </table:table-cell>
        </table:table-row>
        <table:table-row table:style-name="Tabel14.5">
          <table:table-cell table:style-name="Tabel14.A2" office:value-type="string">
            <text:p text:style-name="P24">Beslutning</text:p>
          </table:table-cell>
          <table:table-cell table:style-name="Tabel14.B2" office:value-type="string">
            <text:p text:style-name="P12">Beslutning 3. december 2014:</text:p>
          </table:table-cell>
        </table:table-row>
      </table:table>
      <text:p text:style-name="P20"/>
      <table:table table:name="Tabel16" table:style-name="Tabel16">
        <table:table-column table:style-name="Tabel16.A"/>
        <table:table-row>
          <table:table-cell table:style-name="Tabel16.A1" office:value-type="string">
            <text:h text:style-name="P31" text:outline-level="1"><text:bookmark-start text:name="__RefHeading__1749_1308747881"/>Tema 3: Øvrige<text:bookmark-end text:name="__RefHeading__1749_1308747881"/></text:h>
          </table:table-cell>
        </table:table-row>
      </table:table>
      <text:p text:style-name="Standard"/>
      <table:table table:name="Tabel9" table:style-name="Tabel9">
        <table:table-column table:style-name="Tabel9.A"/>
        <table:table-column table:style-name="Tabel9.B"/>
        <table:table-row>
          <table:table-cell table:style-name="Tabel9.A1" table:number-columns-spanned="2" office:value-type="string">
            <text:h text:style-name="TotalSagsOverskrift" text:outline-level="2"><text:bookmark-start text:name="__RefHeading__5013_1781465997"/>Punkt <text:span text:style-name="T3">3</text:span>.X : Backlog<text:bookmark-end text:name="__RefHeading__5013_1781465997"/></text:h>
          </table:table-cell>
          <table:covered-table-cell/>
        </table:table-row>
        <table:table-row>
          <table:table-cell table:style-name="Tabel9.A2" office:value-type="string">
            <text:p text:style-name="SagOverskrift">Ansvar</text:p>
          </table:table-cell>
          <table:table-cell table:style-name="Tabel9.B2" office:value-type="string">
            <text:p text:style-name="Table_20_Contents">Alle</text:p>
          </table:table-cell>
        </table:table-row>
        <table:table-row>
          <table:table-cell table:style-name="Tabel9.A2" office:value-type="string">
            <text:p text:style-name="SagOverskrift">Fremstilling</text:p>
          </table:table-cell>
          <table:table-cell table:style-name="Tabel9.B2" office:value-type="string">
            <text:p text:style-name="P8">Oversigt over opgaver og kommende punkter til møder.</text:p>
            <text:list xml:id="list6716400477314041860" text:style-name="L1">
              <text:list-item>
                <text:p text:style-name="P30">Ingen aktuelle emner</text:p>
              </text:list-item>
            </text:list>
          </table:table-cell>
        </table:table-row>
        <table:table-row>
          <table:table-cell table:style-name="Tabel9.A2" office:value-type="string">
            <text:p text:style-name="SagOverskrift">Beslutning</text:p>
          </table:table-cell>
          <table:table-cell table:style-name="Tabel9.B2" office:value-type="string">
            <text:p text:style-name="P6">Beslutning 3. december 2014:</text:p>
            <text:p text:style-name="P6"/>
          </table:table-cell>
        </table:table-row>
      </table:table>
      <text:p text:style-name="Standard"/>
      <table:table table:name="Table34" table:style-name="Table34">
        <table:table-column table:style-name="Table34.A"/>
        <table:table-column table:style-name="Table34.B"/>
        <table:table-row>
          <table:table-cell table:style-name="Table34.A1" table:number-columns-spanned="2" office:value-type="string">
            <text:h text:style-name="TotalSagsOverskrift" text:outline-level="2"><text:bookmark-start text:name="__RefHeading__1684_1090088129"/>Punkt <text:span text:style-name="T3">3</text:span>.Z : Eventuelt<text:bookmark-end text:name="__RefHeading__1684_1090088129"/></text:h>
          </table:table-cell>
          <table:covered-table-cell/>
        </table:table-row>
        <table:table-row>
          <table:table-cell table:style-name="Table34.A2" office:value-type="string">
            <text:p text:style-name="SagOverskrift">Ansvar</text:p>
          </table:table-cell>
          <table:table-cell table:style-name="Table34.B2" office:value-type="string">
            <text:p text:style-name="Table_20_Contents">Alle</text:p>
          </table:table-cell>
        </table:table-row>
        <table:table-row>
          <table:table-cell table:style-name="Table34.A2" office:value-type="string">
            <text:p text:style-name="SagOverskrift">Fremstilling</text:p>
          </table:table-cell>
          <table:table-cell table:style-name="Table34.B2" office:value-type="string">
            <text:p text:style-name="Table_20_Contents">Behandling af eventuelt.</text:p>
          </table:table-cell>
        </table:table-row>
        <table:table-row table:style-name="Table34.4">
          <table:table-cell table:style-name="Table34.A2" office:value-type="string">
            <text:p text:style-name="SagOverskrift">Beslutning</text:p>
          </table:table-cell>
          <table:table-cell table:style-name="Table34.B2" office:value-type="string">
            <text:p text:style-name="P7">Beslutning 3. december 2014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DejaVu Sans1" svg:font-family="'DejaVu Sans'"/>
    <style:font-face style:name="OpenSymbol" svg:font-family="OpenSymbol"/>
    <style:font-face style:name="Times New Roman" svg:font-family="'Times New Roman'"/>
    <style:font-face style:name="Courier New" svg:font-family="'Courier New'" style:font-family-generic="modern"/>
    <style:font-face style:name="DejaVu Sans3" svg:font-family="'DejaVu Sans', 'Deja Vu Sans'" style:font-family-generic="swiss"/>
    <style:font-face style:name="DejaVu Sans4" svg:font-family="'DejaVu Sans'" style:font-family-generic="system"/>
    <style:font-face style:name="Times New Roman1" svg:font-family="'Times New Roman'" style:font-family-generic="system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5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adornments="Fed" style:font-family-generic="swiss" style:font-pitch="variable"/>
    <style:font-face style:name="DejaVu Sans6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6" style:font-family-asian="'DejaVu Sans'" style:font-family-generic-asian="system" style:font-pitch-asian="variable" style:font-size-asian="14pt" style:font-name-complex="DejaVu Sans6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ans1" fo:font-family="'DejaVu Sans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1" fo:font-family="'DejaVu Sans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DejaVu Sans1" fo:font-family="'DejaVu Sans'" style:font-size-asian="12pt"/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  <style:text-properties fo:font-size="10pt" style:font-size-asian="10.5pt"/>
    </style:style>
    <style:style style:name="Endnote" style:family="paragraph" style:parent-style-name="Standard" style:class="extra">
      <style:paragraph-properties fo:orphans="0" fo:widows="0"/>
      <style:text-properties style:font-name="Courier New" fo:font-family="'Courier New'" style:font-family-generic="modern" fo:language="en" fo:country="US" style:font-size-complex="10pt"/>
    </style:style>
    <style:style style:name="SagOverskrift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otalSagsOverskrift" style:family="paragraph" style:parent-style-name="SagOverskrift" style:default-outline-level="2" style:list-style-name="">
      <style:text-properties fo:font-style="normal" fo:font-weight="bold" style:font-size-asian="10.5pt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25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fo:font-size="11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10.5pt"/>
    </style:style>
    <style:style style:name="List_20_Paragraph" style:display-name="List Paragraph" style:family="paragraph" style:parent-style-name="Standard"/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01cm" fo:margin-bottom="0.101cm" style:contextual-spacing="false"/>
      <style:text-properties style:use-window-font-color="true" style:font-name="DejaVu Sans2" fo:font-family="'DejaVu Sans'" style:font-style-name="Fed" style:font-family-generic="swiss" style:font-pitch="variable" fo:font-size="14.8999996185303pt" fo:font-weight="bold" style:font-name-asian="DejaVu Sans6" style:font-family-asian="'DejaVu Sans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normal"/>
    </style:style>
    <style:style style:name="Plain_20_Text" style:display-name="Plain Tex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" fo:font-family="'Times New Roman'" fo:font-size="11pt" fo:language="da" fo:country="DK" style:font-size-asian="11pt" style:language-asian="en" style:country-asian="US" style:font-name-complex="Times New Roman1" style:font-family-complex="'Times New Roman'" style:font-family-generic-complex="system" style:font-size-complex="11pt" style:language-complex="ar" style:country-complex="S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DejaVu Sans3" fo:font-family="'DejaVu Sans', 'Deja Vu Sans'" style:font-family-generic="swiss" fo:font-size="12pt" style:font-name-asian="DejaVu Sans3" style:font-family-asian="'DejaVu Sans', 'Deja Vu Sans'" style:font-family-generic-asian="swiss" style:font-size-asian="12pt" style:font-name-complex="DejaVu Sans3" style:font-family-complex="'DejaVu Sans', 'Deja Vu Sans'" style:font-family-generic-complex="swiss" style:font-size-complex="12pt"/>
    </style:style>
    <style:style style:name="Table" style:family="paragraph" style:parent-style-name="Caption" style:class="extra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skrifttype_20_i_20_afsnit" style:display-name="Standardskrifttype i afsnit" style:family="text"/>
    <style:style style:name="WW_5f_CharLFO5LVL1" style:display-name="WW_CharLFO5LVL1" style:family="text">
      <style:text-properties style:font-name="DejaVu Sans4" fo:font-family="'DejaVu Sans'" style:font-family-generic="system" style:font-name-asian="DejaVu Sans4" style:font-family-asian="'DejaVu Sans'" style:font-family-generic-asian="system" style:font-name-complex="DejaVu Sans4" style:font-family-complex="'DejaVu Sans'" style:font-family-generic-complex="system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1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1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1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Default_20_Paragraph_20_Font" style:display-name="Default Paragraph Font" style:family="text"/>
    <style:style style:name="Almindelig_20_tekst_20_Tegn" style:display-name="Almindelig tekst Tegn" style:family="text" style:parent-style-name="Default_20_Paragraph_20_Font">
      <style:text-properties style:font-name="Times New Roman" fo:font-family="'Times New Roman'" fo:font-size="11pt" fo:language="da" fo:country="DK" style:font-size-asian="11pt" style:language-asian="en" style:country-asian="US" style:font-name-complex="Times New Roman1" style:font-family-complex="'Times New Roman'" style:font-family-generic-complex="system" style:font-size-complex="11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d7190d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250cd1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Møde i </text:span><text:span text:style-name="MT2">&lt;forum&gt;</text:span><text:span text:style-name="MT1"><text:tab/><text:tab/>side 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0:17:25.931307207</meta:creation-date>
    <meta:editing-duration>P0D</meta:editing-duration>
    <meta:editing-cycles>1</meta:editing-cycles>
    <meta:generator>LibreOffice/4.2.7.2$Linux_X86_64 LibreOffice_project/420m0$Build-2</meta:generator>
    <meta:document-statistic meta:table-count="8" meta:image-count="0" meta:object-count="0" meta:page-count="2" meta:paragraph-count="53" meta:word-count="168" meta:character-count="1057" meta:non-whitespace-character-count="941"/>
  </office:meta>
</office:document-meta>
</file>

<file path=Basic/Standard/DagsordenReferat.xml><?xml version="1.0" encoding="utf-8"?>
<!DOCTYPE module  PUBLIC '-//OpenOffice.org//DTD OfficeDocument 1.0//EN'  'module.dtd'>
<script:module xmlns:script="http://openoffice.org/2000/script" script:name="DagsordenReferat" script:language="StarBasic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gsordenRefer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